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2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3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4" style:parent-style-name="Абзацсписка" style:list-style-name="LFO1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5" style:parent-style-name="Абзацсписка" style:list-style-name="LFO1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6" style:parent-style-name="Обычный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17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margin-bottom="0in"/>
      <style:text-properties fo:font-size="14pt" style:font-size-asian="14pt" style:font-size-complex="14pt"/>
    </style:style>
    <style:style style:name="P19" style:parent-style-name="Обычный" style:family="paragraph">
      <style:paragraph-properties fo:text-align="justify" fo:margin-bottom="0in" fo:text-indent="0.2958in"/>
      <style:text-properties fo:hyphenate="true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35" style:parent-style-name="Абзацсписка" style:list-style-name="LFO2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36" style:parent-style-name="Абзацсписка" style:list-style-name="LFO2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37" style:parent-style-name="Абзацсписка" style:list-style-name="LFO2" style:family="paragraph">
      <style:paragraph-properties fo:text-align="justify" fo:margin-bottom="0in"/>
      <style:text-properties fo:hyphenate="true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2" style:parent-style-name="Обычный" style:family="paragraph">
      <style:paragraph-properties fo:text-align="justify" fo:margin-bottom="0in" fo:text-indent="0.2958in"/>
      <style:text-properties fo:hyphenate="true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57" style:parent-style-name="Обычный" style:family="paragraph">
      <style:paragraph-properties fo:text-align="justify" fo:margin-bottom="0in" fo:text-indent="0.2958in"/>
      <style:text-properties fo:hyphenate="true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66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67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68" style:parent-style-name="Обычный" style:family="paragraph">
      <style:paragraph-properties fo:margin-bottom="0in"/>
      <style:text-properties fo:hyphenate="true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9" style:parent-style-name="Обычный" style:family="paragraph">
      <style:paragraph-properties fo:break-before="page" fo:margin-bottom="0in" fo:text-indent="0.2958in"/>
      <style:text-properties fo:font-size="14pt" style:font-size-asian="14pt" style:font-size-complex="14pt" fo:hyphenate="true"/>
    </style:style>
    <style:style style:name="P80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81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82" style:parent-style-name="Обычный" style:family="paragraph">
      <style:paragraph-properties fo:margin-bottom="0in"/>
      <style:text-properties fo:hyphenate="true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text-transform="uppercase"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92" style:parent-style-name="Обычный" style:family="paragraph">
      <style:paragraph-properties fo:margin-bottom="0in"/>
      <style:text-properties fo:hyphenate="true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05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06" style:parent-style-name="Обычный" style:family="paragraph">
      <style:paragraph-properties fo:margin-bottom="0in" fo:text-indent="0.4916in"/>
      <style:text-properties fo:hyphenate="true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Обычный" style:family="paragraph">
      <style:paragraph-properties fo:margin-bottom="0in" fo:text-indent="0.4916in"/>
      <style:text-properties fo:hyphenate="true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22" style:parent-style-name="Обычный" style:family="paragraph">
      <style:paragraph-properties fo:margin-bottom="0in" fo:text-indent="0.4916in"/>
      <style:text-properties fo:hyphenate="true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39" style:parent-style-name="Обычный" style:family="paragraph">
      <style:paragraph-properties fo:margin-bottom="0in" fo:text-indent="0.4916in"/>
      <style:text-properties fo:font-size="14pt" style:font-size-asian="14pt" style:font-size-complex="14pt" fo:hyphenate="true"/>
    </style:style>
    <style:style style:name="P140" style:parent-style-name="Обычный" style:family="paragraph">
      <style:paragraph-properties fo:margin-bottom="0in" fo:text-indent="0.4916in"/>
      <style:text-properties fo:hyphenate="true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47" style:parent-style-name="Обычный" style:family="paragraph">
      <style:paragraph-properties fo:margin-bottom="0in"/>
      <style:text-properties fo:hyphenate="true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50" style:parent-style-name="Обычный" style:family="paragraph">
      <style:paragraph-properties fo:margin-bottom="0in" fo:text-indent="0.4923in"/>
      <style:text-properties fo:hyphenate="true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Обычный" style:family="paragraph">
      <style:paragraph-properties fo:margin-bottom="0in" fo:text-indent="0.4923in"/>
      <style:text-properties fo:hyphenate="true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3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64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65" style:parent-style-name="Обычный" style:family="paragraph">
      <style:paragraph-properties fo:margin-bottom="0in" fo:text-indent="0.4923in"/>
      <style:text-properties fo:hyphenate="true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0" style:parent-style-name="Обычный" style:family="paragraph">
      <style:paragraph-properties fo:margin-bottom="0in" fo:text-indent="0.4923in"/>
      <style:text-properties fo:hyphenate="true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77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  <style:style style:name="P178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79" style:parent-style-name="Обычный" style:family="paragraph">
      <style:paragraph-properties fo:margin-bottom="0in"/>
      <style:text-properties fo:font-size="14pt" style:font-size-asian="14pt" style:font-size-complex="14pt" fo:hyphenate="true"/>
    </style:style>
    <style:style style:name="P180" style:parent-style-name="Обычный" style:family="paragraph">
      <style:paragraph-properties fo:margin-bottom="0in" fo:text-indent="0.4923in"/>
      <style:text-properties fo:hyphenate="true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Обычный" style:family="paragraph">
      <style:paragraph-properties fo:margin-bottom="0in" fo:text-indent="0.4923in"/>
      <style:text-properties fo:hyphenate="true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1" style:parent-style-name="Обычный" style:family="paragraph">
      <style:paragraph-properties fo:margin-bottom="0in" fo:text-indent="0.4923in"/>
      <style:text-properties fo:font-size="14pt" style:font-size-asian="14pt" style:font-size-complex="14pt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2"/>
      <text:p text:style-name="P13">стр</text:p>
      <text:list text:style-name="LFO1" text:continue-numbering="true">
        <text:list-item>
          <text:p text:style-name="P14"><text:bookmark-start text:name="_Ref452547068"/>Общее оп<text:bookmark-start text:name="_Hlt452546134"/><text:bookmark-start text:name="_Hlt452546135"/>и<text:bookmark-end text:name="_Hlt452546134"/><text:bookmark-end text:name="_Hlt452546135"/>сание …………………………………………………………………………………………..1<text:bookmark-end text:name="_Ref452547068"/></text:p>
        </text:list-item>
        <text:list-item>
          <text:p text:style-name="P15"><text:bookmark-start text:name="_Ref452547043"/>Требования …………………………………………………………………………………………………..2<text:bookmark-end text:name="_Ref452547043"/></text:p>
        </text:list-item>
      </text:list>
      <text:p text:style-name="P16"/>
      <text:soft-page-break/>
      <text:p text:style-name="P17">ОБЩЕЕ ОПИСАНИЕ</text:p>
      <text:p text:style-name="P18"/>
      <text:p text:style-name="P19"><text:span text:style-name="T20">Продукт<text:s/></text:span><text:span text:style-name="T21">будет</text:span><text:span text:style-name="T22"><text:s/>представлять собой законченную программу в идеале кро</text:span><text:span text:style-name="T23">с</text:span><text:span text:style-name="T24">сплатформенную. Разработка проводится, под платформу<text:s/></text:span><text:span text:style-name="T25">WinX</text:span><text:span text:style-name="T26">86 с последу</text:span><text:span text:style-name="T27">ю</text:span><text:span text:style-name="T28">щим п</text:span><text:span text:style-name="T29">е</text:span><text:span text:style-name="T30">реходим на<text:s/></text:span><text:span text:style-name="T31">Linux</text:span><text:span text:style-name="T32">.</text:span><text:span text:style-name="T33"><text:s/></text:span></text:p>
      <text:p text:style-name="P34">Реализация включает в себя:<text:s/></text:p>
      <text:list text:style-name="LFO2" text:continue-numbering="true">
        <text:list-item>
          <text:p text:style-name="P35">Клиентскую часть</text:p>
        </text:list-item>
        <text:list-item>
          <text:p text:style-name="P36">Серверную часть</text:p>
        </text:list-item>
        <text:list-item>
          <text:p text:style-name="P37"><text:span text:style-name="T38">Вспомогательные инструменты, разработанные для игрового прилож</text:span><text:span text:style-name="T39">е</text:span><text:span text:style-name="T40">ния, состав и назначение которых будет описано позднее.</text:span></text:p>
        </text:list-item>
      </text:list>
      <text:p text:style-name="P41">Клиентская часть:</text:p>
      <text:p text:style-name="P42"><text:span text:style-name="T43">Представляет собой обычное графическое<text:s/></text:span><text:span text:style-name="T44">3</text:span><text:span text:style-name="T45">D</text:span><text:span text:style-name="T46"><text:s/></text:span><text:span text:style-name="T47">приложение, взаимодейств</text:span><text:span text:style-name="T48">у</text:span><text:span text:style-name="T49">ющее<text:s/></text:span><text:span text:style-name="T50">с пользователем через<text:s/></text:span><text:span text:style-name="T51">I</text:span><text:span text:style-name="T52">/</text:span><text:span text:style-name="T53">O</text:span><text:span text:style-name="T54"><text:s/></text:span><text:span text:style-name="T55">устройства, а так же с сервером.</text:span></text:p>
      <text:p text:style-name="P56">Серверная часть:</text:p>
      <text:p text:style-name="P57"><text:span text:style-name="T58">Представляет собой программу реализующую обмен информации между клиентами, хранящая БД запросов/ответов от клиентов и ведущую журналы уч</text:span><text:span text:style-name="T59">ё</text:span><text:span text:style-name="T60">та пользовательской активности, так же предоставляющую защищённый-шифрованный канал обмена данными и некоторую защиту от действий польз</text:span><text:span text:style-name="T61">о</text:span><text:span text:style-name="T62">вателя на клиентской стороне (</text:span><text:span text:style-name="T63">GG</text:span><text:span text:style-name="T64">).</text:span></text:p>
      <text:p text:style-name="P65">Так же сервер синхронизирует действия всех клиентов между собой.</text:p>
      <text:p text:style-name="P66">Вспомогательные инструменты:</text:p>
      <text:p text:style-name="P67"><text:tab/>Такие инструменты буду добавляться и описываться по мере надобности в процессе разработки.</text:p>
      <text:p text:style-name="P68"><text:span text:style-name="T69">Сторонние инструменты необходимые для проектирования описаны</text:span><text:span text:style-name="T70"><text:s/>в</text:span><text:span text:style-name="T71"><text:s/></text:span><text:span text:style-name="T72">докуме</text:span><text:span text:style-name="T73">н</text:span><text:span text:style-name="T74">тации<text:s/></text:span><text:span text:style-name="T75">в файле<text:s/></text:span><text:span text:style-name="T76">common</text:span><text:span text:style-name="T77">.</text:span><text:span text:style-name="T78">odt</text:span></text:p>
      <text:p text:style-name="P79"/>
      <text:soft-page-break/>
      <text:p text:style-name="P80">ТРЕБОВАНИЯ</text:p>
      <text:p text:style-name="P81"/>
      <text:p text:style-name="P82"><text:span text:style-name="T83">Реализовать графический движок<text:s/></text:span><text:span text:style-name="T84">с поддержкой</text:span><text:span text:style-name="T85"><text:s/></text:span><text:span text:style-name="T86">режимов 2</text:span><text:span text:style-name="T87">D</text:span><text:span text:style-name="T88"><text:s/>и 3</text:span><text:span text:style-name="T89">D</text:span><text:span text:style-name="T90">, который должен быть «заточен» под игры типа РПГ.<text:s/></text:span></text:p>
      <text:p text:style-name="P91">Реализовать клиентскую и серверную части.<text:s/></text:p>
      <text:p text:style-name="P92"><text:span text:style-name="T93">К</text:span><text:span text:style-name="T94">лиент</text:span><text:span text:style-name="T95">ская часть</text:span><text:span text:style-name="T96"><text:s/>под платформу<text:s/></text:span><text:span text:style-name="T97">winx</text:span><text:span text:style-name="T98">86</text:span><text:span text:style-name="T99">, сервер под<text:s/></text:span><text:span text:style-name="T100">winx</text:span><text:span text:style-name="T101">86/</text:span><text:span text:style-name="T102">linux</text:span><text:span text:style-name="T103">.</text:span></text:p>
      <text:p text:style-name="P104"/>
      <text:p text:style-name="P105">Требования к клиенту:<text:s/></text:p>
      <text:p text:style-name="P106"><text:span text:style-name="T107">-<text:s/></text:span><text:span text:style-name="T108">потребляемый объём<text:s/></text:span><text:span text:style-name="T109">оперативной<text:s/></text:span><text:span text:style-name="T110">памяти, не менее 1,5 GiB</text:span><text:span text:style-name="T111">1</text:span><text:span text:style-name="T112">.</text:span></text:p>
      <text:p text:style-name="P113"><text:span text:style-name="T114">- загрузкой</text:span><text:span text:style-name="T115"><text:s/></text:span><text:span text:style-name="T116">центрального<text:s/></text:span><text:span text:style-name="T117">процессора можно принебречь из усл</text:span><text:span text:style-name="T118">о</text:span><text:span text:style-name="T119">вия того, что будет запущен один единственный экземпляр приложения</text:span><text:span text:style-name="T120">.</text:span></text:p>
      <text:p text:style-name="P121">-<text:s/>объём<text:s/>видеопамяти<text:s/>так же будет рассчитываться исходя из потребностей</text:p>
      <text:p text:style-name="P122"><text:span text:style-name="T123">-<text:s/></text:span><text:span text:style-name="T124">FPS</text:span><text:span text:style-name="T125"><text:s/></text:span><text:span text:style-name="T126">не ниже<text:s/></text:span><text:span text:style-name="T127">4</text:span><text:span text:style-name="T128">0 на<text:s/></text:span><text:span text:style-name="T129">GF</text:span><text:span text:style-name="T130"><text:s/>250</text:span><text:span text:style-name="T131">GTS</text:span><text:span text:style-name="T132"><text:s/>1</text:span><text:span text:style-name="T133">Gb</text:span><text:span text:style-name="T134"><text:s/></text:span><text:span text:style-name="T135">ОЗУ</text:span><text:span text:style-name="T136">2</text:span><text:span text:style-name="T137">.</text:span></text:p>
      <text:p text:style-name="P138">- минимум операций чтения/записи на жёсткий диск<text:s/>в реалтайме.</text:p>
      <text:p text:style-name="P139">- все файлы должны быть зашифрованы, в т.ч. конфиги для минимального вмешательства<text:s/>в файлы/структуру клиента.</text:p>
      <text:p text:style-name="P140"><text:span text:style-name="T141">- использовать свой формат хранения файлов</text:span><text:span text:style-name="T142">,</text:span><text:span text:style-name="T143"><text:s/>предварительно обработав их алгоритмом<text:s/></text:span><text:span text:style-name="T144">RLE</text:span><text:span text:style-name="T145">.</text:span></text:p>
      <text:p text:style-name="P146"/>
      <text:p text:style-name="P147"><text:span text:style-name="T148">Требования в серверу:</text:span></text:p>
      <text:p text:style-name="P149">-<text:s/>должен быть асинхронным, многопоточным<text:s/>(пул потоков создавать при инициализации)</text:p>
      <text:p text:style-name="P150"><text:span text:style-name="T151">- должен быть кроссплатформенным под платформы<text:s/></text:span><text:span text:style-name="T152">win</text:span><text:span text:style-name="T153">/</text:span><text:span text:style-name="T154">linux</text:span><text:span text:style-name="T155"><text:s/></text:span><text:span text:style-name="T156">x</text:span><text:span text:style-name="T157">86</text:span></text:p>
      <text:p text:style-name="P158"><text:span text:style-name="T159">-<text:s/></text:span><text:span text:style-name="T160">использовать</text:span><text:span text:style-name="T161"><text:s/>БД<text:s/></text:span><text:span text:style-name="T162">mysql</text:span></text:p>
      <text:p text:style-name="P163">-<text:s/>собственный<text:s/>файловый менеджер</text:p>
      <text:p text:style-name="P164">- иметь журнал логирования/аутентификации пользователей</text:p>
      <text:p text:style-name="P165"><text:span text:style-name="T166">- использовать скриптовый язык<text:s/></text:span><text:span text:style-name="T167">lua</text:span><text:span text:style-name="T168">/</text:span><text:span text:style-name="T169">python</text:span></text:p>
      <text:p text:style-name="P170"><text:span text:style-name="T171">- использовать<text:s/></text:span><text:span text:style-name="T172">принцип<text:s/></text:span><text:span text:style-name="T173">«</text:span><text:span text:style-name="T174">datapack</text:span><text:span text:style-name="T175">» - отслеживание коллизий</text:span><text:span text:style-name="T176">3</text:span></text:p>
      <text:p text:style-name="P177">- количество потоков пропорционально количеству ядер</text:p>
      <text:p text:style-name="P178"/>
      <text:p text:style-name="P179">Общие требования:</text:p>
      <text:p text:style-name="P180"><text:span text:style-name="T181">- среда разработки<text:s/></text:span><text:span text:style-name="T182">Visual</text:span><text:span text:style-name="T183"><text:s/></text:span><text:span text:style-name="T184">Studio</text:span><text:span text:style-name="T185"><text:s/>2015<text:s/></text:span><text:span text:style-name="T186">выбрана для того, что бы «о</text:span><text:span text:style-name="T187">б</text:span><text:span text:style-name="T188">вешать» всю разработку юнит тестами (соответственно из</text:span><text:span text:style-name="T189">-</text:span><text:span text:style-name="T190">под<text:s/></text:span><text:span text:style-name="T191">.</text:span><text:span text:style-name="T192">Net</text:span><text:span text:style-name="T193">)</text:span></text:p>
      <text:p text:style-name="P194"><text:span text:style-name="T195">-<text:s/></text:span><text:span text:style-name="T196">для доступа к БД из<text:s/></text:span><text:span text:style-name="T197">C</text:span><text:span text:style-name="T198">++<text:s/></text:span><text:span text:style-name="T199">использовать библиотеку<text:s/></text:span><text:span text:style-name="T200">mysqlconnector</text:span></text:p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Номерстроки" style:display-name="Номер строки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8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8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8in" text:min-label-width="0.125in"/>
      </text:list-level-style-number>
    </text:list-style>
    <style:page-layout style:name="PL0">
      <style:page-layout-properties fo:page-width="8.268in" fo:page-height="11.693in" style:print-orientation="portrait" fo:margin-top="0.1972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/>
    </style:style>
    <style:style style:name="T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" style:parent-style-name="Основнойшрифтабзаца" style:family="text">
      <style:text-properties fo:font-size="8pt" style:font-size-asian="8pt" style:font-size-complex="8pt"/>
    </style:style>
    <style:style style:name="T6" style:parent-style-name="Основнойшрифтабзаца" style:family="text">
      <style:text-properties fo:font-size="8pt" style:font-size-asian="8pt" style:font-size-complex="8pt"/>
    </style:style>
    <style:style style:name="P7" style:parent-style-name="Нижнийколонтитул" style:family="paragraph">
      <style:text-properties fo:font-size="8pt" style:font-size-asian="8pt" style:font-size-complex="8pt"/>
    </style:style>
    <style:style style:name="P8" style:parent-style-name="Нижнийколонтитул" style:family="paragraph">
      <style:paragraph-properties fo:text-align="center"/>
    </style:style>
    <style:style style:name="P9" style:parent-style-name="Нижнийколонтитул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нее рассчитан в процессе разработки загрузчика моделей</text:span></text:p>
        <text:p text:style-name="Нижнийколонтитул"><text:span text:style-name="T3">2<text:s/></text:span><text:span text:style-name="T4">GPU</text:span><text:span text:style-name="T5"><text:s/></text:span><text:span text:style-name="T6">на котором будет выполняться разработка</text:span></text:p>
        <text:p text:style-name="P7">3 Пока под вопросом нужно ли это</text:p>
        <text:p text:style-name="P8"/>
        <text:p text:style-name="P9">Страница<text:s/><text:span text:style-name="T10"><text:page-number text:fixed="false">3</text:page-number></text:span><text:s/>из<text:s/><text:span text:style-name="T11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1T15:29:00Z</dc:date>
    <meta:template xlink:href="Normal.dotm" xlink:type="simple"/>
    <meta:editing-cycles>21</meta:editing-cycles>
    <meta:editing-duration>PT24060S</meta:editing-duration>
    <meta:document-statistic meta:page-count="3" meta:paragraph-count="5" meta:word-count="403" meta:character-count="2697" meta:row-count="19" meta:non-whitespace-character-count="2299"/>
  </office:meta>
</office:document-meta>
</file>